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Footer">
      <style:text-properties fo:language="nb" fo:country="NO"/>
    </style:style>
    <style:style style:name="P2" style:family="paragraph" style:parent-style-name="Footer">
      <style:paragraph-properties fo:text-align="end" style:justify-single-word="false"/>
      <style:text-properties fo:language="nb" fo:country="NO"/>
    </style:style>
    <style:style style:name="P3" style:family="paragraph" style:parent-style-name="Brodtekst">
      <style:text-properties officeooo:paragraph-rsid="00c9d435"/>
    </style:style>
    <style:style style:name="P4" style:family="paragraph" style:parent-style-name="Brodtekst">
      <style:text-properties officeooo:paragraph-rsid="00b6cde0"/>
    </style:style>
    <style:style style:name="P5" style:family="paragraph" style:parent-style-name="Brodtekst">
      <style:text-properties officeooo:paragraph-rsid="00cc07a6"/>
    </style:style>
    <style:style style:name="P6" style:family="paragraph" style:parent-style-name="Brodtekst">
      <style:text-properties officeooo:paragraph-rsid="00d10d37"/>
    </style:style>
    <style:style style:name="P7" style:family="paragraph" style:parent-style-name="_31_DUO_5f_Overskrift" style:master-page-name="First_20_Page">
      <style:paragraph-properties style:page-number="1"/>
      <style:text-properties officeooo:paragraph-rsid="00b3ae34"/>
    </style:style>
    <style:style style:name="P8" style:family="paragraph" style:parent-style-name="Brodtekst" style:list-style-name="L1">
      <style:text-properties officeooo:paragraph-rsid="00be5f4c"/>
    </style:style>
    <style:style style:name="P9" style:family="paragraph" style:parent-style-name="Brodtekst" style:list-style-name="L1">
      <style:text-properties officeooo:paragraph-rsid="00bc085a"/>
    </style:style>
    <style:style style:name="P10" style:family="paragraph" style:parent-style-name="Brodtekst" style:list-style-name="L1">
      <style:text-properties officeooo:paragraph-rsid="00c14098"/>
    </style:style>
    <style:style style:name="P11" style:family="paragraph" style:parent-style-name="Brodtekst" style:list-style-name="L1">
      <style:text-properties officeooo:paragraph-rsid="00c7de70"/>
    </style:style>
    <style:style style:name="P12" style:family="paragraph" style:parent-style-name="Brodtekst" style:list-style-name="L1">
      <style:text-properties officeooo:paragraph-rsid="00b3ae34"/>
    </style:style>
    <style:style style:name="P13" style:family="paragraph" style:parent-style-name="Brodtekst" style:list-style-name="L1">
      <style:text-properties officeooo:paragraph-rsid="00c4fdeb"/>
    </style:style>
    <style:style style:name="P14" style:family="paragraph" style:parent-style-name="Brodtekst" style:list-style-name="L1">
      <style:text-properties officeooo:paragraph-rsid="00c74a02"/>
    </style:style>
    <style:style style:name="P15" style:family="paragraph" style:parent-style-name="Brodtekst" style:list-style-name="L1">
      <style:text-properties officeooo:paragraph-rsid="00c9d435"/>
    </style:style>
    <style:style style:name="P16" style:family="paragraph" style:parent-style-name="Brodtekst" style:list-style-name="L2">
      <style:text-properties officeooo:paragraph-rsid="00c9d435"/>
    </style:style>
    <style:style style:name="P17" style:family="paragraph" style:parent-style-name="Brodtekst" style:list-style-name="L2">
      <style:text-properties officeooo:paragraph-rsid="00cb5d28"/>
    </style:style>
    <style:style style:name="P18" style:family="paragraph" style:parent-style-name="Brodtekst" style:list-style-name="L2">
      <style:text-properties officeooo:paragraph-rsid="00cc07a6"/>
    </style:style>
    <style:style style:name="T1" style:family="text">
      <style:text-properties fo:language="nb" fo:country="NO" fo:font-weight="normal" officeooo:rsid="00b3ae34" style:font-weight-asian="normal" style:font-weight-complex="normal"/>
    </style:style>
    <style:style style:name="T2" style:family="text">
      <style:text-properties fo:language="nb" fo:country="NO" fo:font-weight="normal" officeooo:rsid="00b9d734" style:font-weight-asian="normal" style:font-weight-complex="normal"/>
    </style:style>
    <style:style style:name="T3" style:family="text">
      <style:text-properties fo:language="nb" fo:country="NO" fo:font-weight="normal" officeooo:rsid="00bc085a" style:font-weight-asian="normal" style:font-weight-complex="normal"/>
    </style:style>
    <style:style style:name="T4" style:family="text">
      <style:text-properties fo:language="nb" fo:country="NO" fo:font-weight="normal" officeooo:rsid="00bce2b7" style:font-weight-asian="normal" style:font-weight-complex="normal"/>
    </style:style>
    <style:style style:name="T5" style:family="text">
      <style:text-properties fo:language="nb" fo:country="NO" fo:font-weight="normal" officeooo:rsid="00bddc8c" style:font-weight-asian="normal" style:font-weight-complex="normal"/>
    </style:style>
    <style:style style:name="T6" style:family="text">
      <style:text-properties fo:language="nb" fo:country="NO" fo:font-weight="normal" officeooo:rsid="00be5f4c" style:font-weight-asian="normal" style:font-weight-complex="normal"/>
    </style:style>
    <style:style style:name="T7" style:family="text">
      <style:text-properties fo:language="nb" fo:country="NO" fo:font-weight="normal" officeooo:rsid="00c010b0" style:font-weight-asian="normal" style:font-weight-complex="normal"/>
    </style:style>
    <style:style style:name="T8" style:family="text">
      <style:text-properties fo:language="nb" fo:country="NO" fo:font-weight="normal" officeooo:rsid="00c14098" style:font-weight-asian="normal" style:font-weight-complex="normal"/>
    </style:style>
    <style:style style:name="T9" style:family="text">
      <style:text-properties fo:language="nb" fo:country="NO" fo:font-weight="normal" officeooo:rsid="00c2aeea" style:font-weight-asian="normal" style:font-weight-complex="normal"/>
    </style:style>
    <style:style style:name="T10" style:family="text">
      <style:text-properties fo:language="nb" fo:country="NO" fo:font-weight="normal" officeooo:rsid="00c41765" style:font-weight-asian="normal" style:font-weight-complex="normal"/>
    </style:style>
    <style:style style:name="T11" style:family="text">
      <style:text-properties fo:language="nb" fo:country="NO" fo:font-weight="normal" officeooo:rsid="00c4fdeb" style:font-weight-asian="normal" style:font-weight-complex="normal"/>
    </style:style>
    <style:style style:name="T12" style:family="text">
      <style:text-properties fo:language="nb" fo:country="NO" fo:font-weight="normal" officeooo:rsid="0084bf6c" style:font-weight-asian="normal" style:font-weight-complex="normal"/>
    </style:style>
    <style:style style:name="T13" style:family="text">
      <style:text-properties fo:language="nb" fo:country="NO" fo:font-weight="normal" officeooo:rsid="00c6804f" style:font-weight-asian="normal" style:font-weight-complex="normal"/>
    </style:style>
    <style:style style:name="T14" style:family="text">
      <style:text-properties fo:language="nb" fo:country="NO" fo:font-weight="normal" officeooo:rsid="00c74a02" style:font-weight-asian="normal" style:font-weight-complex="normal"/>
    </style:style>
    <style:style style:name="T15" style:family="text">
      <style:text-properties fo:language="nb" fo:country="NO" fo:font-weight="normal" officeooo:rsid="00c7de70" style:font-weight-asian="normal" style:font-weight-complex="normal"/>
    </style:style>
    <style:style style:name="T16" style:family="text">
      <style:text-properties fo:language="nb" fo:country="NO" fo:font-weight="normal" officeooo:rsid="00c86cd3" style:font-weight-asian="normal" style:font-weight-complex="normal"/>
    </style:style>
    <style:style style:name="T17" style:family="text">
      <style:text-properties fo:language="nb" fo:country="NO" fo:font-weight="normal" officeooo:rsid="00c958e7" style:font-weight-asian="normal" style:font-weight-complex="normal"/>
    </style:style>
    <style:style style:name="T18" style:family="text">
      <style:text-properties fo:language="nb" fo:country="NO" fo:font-weight="normal" officeooo:rsid="00c9d435" style:font-weight-asian="normal" style:font-weight-complex="normal"/>
    </style:style>
    <style:style style:name="T19" style:family="text">
      <style:text-properties fo:language="nb" fo:country="NO" fo:font-weight="normal" officeooo:rsid="00cb5d28" style:font-weight-asian="normal" style:font-weight-complex="normal"/>
    </style:style>
    <style:style style:name="T20" style:family="text">
      <style:text-properties fo:language="nb" fo:country="NO" fo:font-weight="normal" officeooo:rsid="00cc07a6" style:font-weight-asian="normal" style:font-weight-complex="normal"/>
    </style:style>
    <style:style style:name="T21" style:family="text">
      <style:text-properties fo:language="nb" fo:country="NO" fo:font-weight="normal" officeooo:rsid="00ce974a" style:font-weight-asian="normal" style:font-weight-complex="normal"/>
    </style:style>
    <style:style style:name="T22" style:family="text">
      <style:text-properties fo:language="nb" fo:country="NO" fo:font-weight="normal" officeooo:rsid="00cf47d3" style:font-weight-asian="normal" style:font-weight-complex="normal"/>
    </style:style>
    <style:style style:name="T23" style:family="text">
      <style:text-properties fo:language="nb" fo:country="NO" fo:font-weight="normal" officeooo:rsid="00d24cfa" style:font-weight-asian="normal" style:font-weight-complex="normal"/>
    </style:style>
    <style:style style:name="T24" style:family="text">
      <style:text-properties fo:language="nb" fo:country="NO" fo:font-style="italic" fo:font-weight="normal" officeooo:rsid="00cc07a6" style:font-style-asian="italic" style:font-weight-asian="normal" style:font-style-complex="italic" style:font-weight-complex="normal"/>
    </style:style>
    <style:style style:name="T25" style:family="text">
      <style:text-properties fo:language="nb" fo:country="NO" fo:font-style="italic" fo:font-weight="normal" officeooo:rsid="00bddc8c" style:font-style-asian="italic" style:font-weight-asian="normal" style:font-style-complex="italic" style:font-weight-complex="normal"/>
    </style:style>
    <style:style style:name="T26" style:family="text">
      <style:text-properties fo:language="nb" fo:country="NO" fo:font-style="italic" fo:font-weight="bold" officeooo:rsid="00bddc8c" style:font-style-asian="italic" style:font-weight-asian="bold" style:font-style-complex="italic" style:font-weight-complex="bold"/>
    </style:style>
    <style:style style:name="T27" style:family="text">
      <style:text-properties fo:language="nb" fo:country="NO" fo:font-style="normal" fo:font-weight="normal" officeooo:rsid="00b3ae34" style:font-style-asian="normal" style:font-weight-asian="normal" style:font-style-complex="normal" style:font-weight-complex="normal"/>
    </style:style>
    <style:style style:name="T28" style:family="text">
      <style:text-properties fo:language="nb" fo:country="NO" fo:font-style="normal" fo:font-weight="normal" officeooo:rsid="00cc07a6" style:font-style-asian="normal" style:font-weight-asian="normal" style:font-style-complex="normal" style:font-weight-complex="normal"/>
    </style:style>
    <style:style style:name="T29" style:family="text">
      <style:text-properties fo:language="nb" fo:country="NO" officeooo:rsid="00b6cde0"/>
    </style:style>
    <style:style style:name="T30" style:family="text">
      <style:text-properties fo:language="nb" fo:country="NO" fo:font-weight="bold" officeooo:rsid="00c41765" style:font-weight-asian="bold" style:font-weight-complex="bold"/>
    </style:style>
    <style:style style:name="T31" style:family="text">
      <style:text-properties fo:color="#ce181e" fo:language="nb" fo:country="NO" fo:font-weight="normal" officeooo:rsid="00d10d37" style:font-weight-asian="normal" style:font-weight-complex="normal"/>
    </style:style>
    <style:style style:name="T32" style:family="text">
      <style:text-properties fo:color="#ce181e" fo:language="nb" fo:country="NO" fo:font-style="normal" fo:font-weight="normal" officeooo:rsid="00f3e03f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33" style:family="text">
      <style:text-properties fo:color="#ce181e" fo:language="nb" fo:country="NO" fo:font-style="normal" fo:font-weight="normal" officeooo:rsid="00d1f563" style:language-asian="en" style:country-asian="US" style:font-style-asian="normal" style:font-weight-asian="normal" style:language-complex="ar" style:country-complex="SA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Strong_20_Emphasis"><text:span text:style-name="T27">10 punkter som må med</text:span></text:span></text:h>
      <text:p text:style-name="P4"><text:span text:style-name="Strong_20_Emphasis"><text:span text:style-name="T29"/></text:span></text:p>
      <text:list xml:id="list1244061438" text:style-name="L1">
        <text:list-item>
          <text:p text:style-name="P8"><text:span text:style-name="Strong_20_Emphasis"><text:span text:style-name="T5">Jeg var interessert i </text:span></text:span><text:span text:style-name="Strong_20_Emphasis"><text:span text:style-name="T6">måten det virtuelle rommet på skolen representerte et handlingsrom for skolen. </text:span></text:span></text:p>
        </text:list-item>
        <text:list-item>
          <text:p text:style-name="P9"><text:span text:style-name="Strong_20_Emphasis"><text:span text:style-name="T3">Lokasjonen forandret seg ettersom man gikk over til sky-tjenester. </text:span></text:span><text:span text:style-name="Strong_20_Emphasis"><text:span text:style-name="T4">Noen rom er byttet ut, men </text:span></text:span><text:span text:style-name="Strong_20_Emphasis"><text:span text:style-name="T5">i praksis er det kanskje flyten av maskiner som forandres mest. Datamaskinen knyttes til eleven, både kontraktmessig og igjennom bruken av applikasjoner.</text:span></text:span></text:p>
        </text:list-item>
        <text:list-item>
          <text:p text:style-name="P10"><text:span text:style-name="Strong_20_Emphasis"><text:span text:style-name="T3">Visma Flyt var utgangspunktet for min tilgang til den </text:span></text:span><text:span text:style-name="Strong_20_Emphasis"><text:span text:style-name="T26">virtuelle</text:span></text:span><text:span text:style-name="Strong_20_Emphasis"><text:span text:style-name="T3"> lokasjonen. </text:span></text:span><text:span text:style-name="Strong_20_Emphasis"><text:span text:style-name="T5">Denne kan man gå inn på fra overalt der det er Internett, men slik som området på skolen sorteres den av regnskapssystemet. </text:span></text:span><text:span text:style-name="Strong_20_Emphasis"><text:span text:style-name="T8">Brukeren var portalen til skolens ’systemer’. Regnskapssystemet koblet også brukere på tvers av systemer. Slik sørget Visma også</text:span></text:span><text:span text:style-name="Strong_20_Emphasis"><text:span text:style-name="T7"> for å sikre rettighetene til de med spesielle behov. </text:span></text:span></text:p>
        </text:list-item>
        <text:list-item>
          <text:p text:style-name="P10"><text:span text:style-name="Strong_20_Emphasis"><text:span text:style-name="T7">Innenfor disse virtuelle rommene var det samlet opp spesifikasjoner som sørget for å ta vare på skolens mange mandater </text:span></text:span><text:span text:style-name="Strong_20_Emphasis"><text:span text:style-name="T8">og gj</text:span></text:span><text:span text:style-name="Strong_20_Emphasis"><text:span text:style-name="T23">ø</text:span></text:span><text:span text:style-name="Strong_20_Emphasis"><text:span text:style-name="T8">re dem rutinemessig. Normaliseringen av skolen handlet </text:span></text:span><text:span text:style-name="Strong_20_Emphasis"><text:span text:style-name="T21">i alle fall til dels </text:span></text:span><text:span text:style-name="Strong_20_Emphasis"><text:span text:style-name="T8">derfor om at et iterativt arbeid tok form der som andre steder. Skolens nye sky-applikasjon Zokrates kom også i større grad til å representere skolen fremfor læreren </text:span></text:span><text:span text:style-name="Strong_20_Emphasis"><text:span text:style-name="T11">ettersom mer av informasjonen fra Sharepoint skulle inn dit. </text:span></text:span></text:p>
        </text:list-item>
        <text:list-item>
          <text:p text:style-name="P11"><text:span text:style-name="Strong_20_Emphasis"><text:span text:style-name="T15">Denne funksjonen erstattet i praksis også LMS og </text:span></text:span><text:span text:style-name="Strong_20_Emphasis"><text:span text:style-name="T19">brøyt med ideen om et eget læringstjeneste-</text:span></text:span><text:span text:style-name="Strong_20_Emphasis"><text:span text:style-name="T20">leverandør marked knyttet til et Internett der ute og erstattet dette med en </text:span></text:span><text:span text:style-name="Strong_20_Emphasis"><text:span text:style-name="T24">teknologi </text:span></text:span><text:span text:style-name="Strong_20_Emphasis"><text:span text:style-name="T28">som verdisatte prosessenes effektivitet og produktivitet på en annen måte.</text:span></text:span></text:p>
        </text:list-item>
        <text:list-item>
          <text:p text:style-name="P12"><text:span text:style-name="Strong_20_Emphasis"><text:span text:style-name="T2">Denne virtuelle kvaliteten var også viktig da r</text:span></text:span><text:span text:style-name="Strong_20_Emphasis"><text:span text:style-name="T1">ektor </text:span></text:span><text:span text:style-name="Strong_20_Emphasis"><text:span text:style-name="T2">valgte</text:span></text:span><text:span text:style-name="Strong_20_Emphasis"><text:span text:style-name="T1"> en ny retning for skuta. Det skje</text:span></text:span><text:span text:style-name="Strong_20_Emphasis"><text:span text:style-name="T2">dde</text:span></text:span><text:span text:style-name="Strong_20_Emphasis"><text:span text:style-name="T1"> en profesjonalisering der fokus </text:span></text:span><text:span text:style-name="Strong_20_Emphasis"><text:span text:style-name="T2">var</text:span></text:span><text:span text:style-name="Strong_20_Emphasis"><text:span text:style-name="T1"> på HR </text:span></text:span><text:span text:style-name="Strong_20_Emphasis"><text:span text:style-name="T2">fremfor</text:span></text:span><text:span text:style-name="Strong_20_Emphasis"><text:span text:style-name="T1"> en aktiv politisk føring. </text:span></text:span><text:span text:style-name="Strong_20_Emphasis"><text:span text:style-name="T9">Systemene var kjøpt inn av skolen som grep inn i aspekter ved skolens organisasjon og gjorde dem teknologiske som tidligere var regulerende. </text:span></text:span><text:span text:style-name="Strong_20_Emphasis"><text:span text:style-name="T10">Digitaliseringen av arbeidsplanen grep inn og </text:span></text:span><text:span text:style-name="Strong_20_Emphasis"><text:span text:style-name="T30">gjorde teknisk en viktig demokratisk/politisk prosess</text:span></text:span><text:span text:style-name="Strong_20_Emphasis"><text:span text:style-name="T10"> i den lokale bearbeidelsen av målene i læreplanen. </text:span></text:span></text:p>
        </text:list-item>
        <text:list-item>
          <text:p text:style-name="P13"><text:span text:style-name="Strong_20_Emphasis"><text:span text:style-name="T12">Integreringen av programvaren i operativsystemet fungerte sånn at det stabiliserte forholdet mellom eleven og det virtuelle ’klasserommet’ der elevene samlet opp filer. </text:span></text:span><text:soft-page-break/><text:span text:style-name="Strong_20_Emphasis"><text:span text:style-name="T12">Det ordnet dette rommet på en slik måte at det også konvergerte med det ’vanlige’ klasserommet </text:span></text:span><text:span text:style-name="Strong_20_Emphasis"><text:span text:style-name="T11">i tid og rom</text:span></text:span><text:span text:style-name="Strong_20_Emphasis"><text:span text:style-name="T12">. </text:span></text:span><text:span text:style-name="Strong_20_Emphasis"><text:span text:style-name="T11">Elevene var posisjonert på en slik måte at </text:span></text:span><text:span text:style-name="Strong_20_Emphasis"><text:span text:style-name="T13">det grep inn i eksamineringen (skapelsen av subjekt og objekt), selv om dette også møtte motstand. </text:span></text:span></text:p>
        </text:list-item>
        <text:list-item>
          <text:p text:style-name="P11"><text:span text:style-name="Strong_20_Emphasis"><text:span text:style-name="T15">Sentralt ifra kom det også sterke signaler om at underveisvurdering </text:span></text:span><text:span text:style-name="Strong_20_Emphasis"><text:span text:style-name="T16">var krevd av loven og dens prosessorienterte forskrifter. ’Å lære å lære’ var gjort til både en økonomisk nødvendighet og basert på vitenskapelige former for kunnskap om læringens natur. </text:span></text:span></text:p>
        </text:list-item>
        <text:list-item>
          <text:p text:style-name="P14"><text:span text:style-name="Strong_20_Emphasis"><text:span text:style-name="T14">I det nye nettverket hadde ledelsen prioritert å la være å overføre det gamle systemet</text:span></text:span><text:span text:style-name="Strong_20_Emphasis"><text:span text:style-name="T15">s klassifiseringssystem og de </text:span></text:span><text:span text:style-name="Strong_20_Emphasis"><text:span text:style-name="T14">ressurse</text:span></text:span><text:span text:style-name="Strong_20_Emphasis"><text:span text:style-name="T15">ne som var delt der</text:span></text:span><text:span text:style-name="Strong_20_Emphasis"><text:span text:style-name="T14">. </text:span></text:span><text:span text:style-name="Strong_20_Emphasis"><text:span text:style-name="T15">Ressursene i timen i stor grad basert i</text:span></text:span><text:span text:style-name="Strong_20_Emphasis"><text:span text:style-name="T17">nnen for rammene av</text:span></text:span><text:span text:style-name="Strong_20_Emphasis"><text:span text:style-name="T15"> aggregerte ’</text:span></text:span><text:span text:style-name="Strong_20_Emphasis"><text:span text:style-name="T17">meninger’/offentligheter</text:span></text:span><text:span text:style-name="Strong_20_Emphasis"><text:span text:style-name="T15">. </text:span></text:span></text:p>
        </text:list-item>
        <text:list-item>
          <text:p text:style-name="P15"><text:span text:style-name="Strong_20_Emphasis"><text:span text:style-name="T17">Utviklings-programmene i skolen gikk vekk fra teoretisk (politisk) prinsipper og forsøkte å representere lærerne via lokalt/erfaringsbasert kunnskap. Det å observere seg selv lære i en ’naturlig’ setting – et her og nå – </text:span></text:span><text:span text:style-name="Strong_20_Emphasis"><text:span text:style-name="T18">var en ikke-abstrakt måte å håndtere simultane handlinger og det simultane. En måte å unngå skillet mellom det lærende subjektet og objektet som flytter fokus mot innhold og ikke mediet (artikkelen, regnestykket, osv). Seminarlederen mener dette er en mer naturlig måte å vurdere på enn igjennom en prøve og sier man må unnlate den disiplinerende øvelsen det er å gi prøver for å sette grupper på plass. </text:span></text:span><text:span text:style-name="Strong_20_Emphasis"><text:span text:style-name="T22">(objektet er levende). </text:span></text:span></text:p>
        </text:list-item>
      </text:list>
      <text:p text:style-name="P3"><text:span text:style-name="Strong_20_Emphasis"><text:span text:style-name="T18">Diskusjon:</text:span></text:span></text:p>
      <text:list xml:id="list958992498" text:style-name="L2">
        <text:list-item>
          <text:p text:style-name="P16"><text:span text:style-name="Strong_20_Emphasis"><text:span text:style-name="T18">Denne nye måten å se ’helheten’ i barnet på (her og nå) assosierer jeg med diskusjonen om angst og behovet for å la være å se 6. elever som gode i alt, selv innad i et fag. </text:span></text:span><text:span text:style-name="Strong_20_Emphasis"><text:span text:style-name="T19">Dette prinsippet kan utvides til behovet for at læreren ikke vet noe om det lærende individet annet enn der og da.</text:span></text:span></text:p>
        </text:list-item>
        <text:list-item>
          <text:p text:style-name="P16"><text:span text:style-name="Strong_20_Emphasis"><text:span text:style-name="T19">Jeg ser der også</text:span></text:span><text:span text:style-name="Strong_20_Emphasis"><text:span text:style-name="T18"> at lærerne reagerer mot </text:span></text:span><text:span text:style-name="Strong_20_Emphasis"><text:span text:style-name="T19">det å gi fra seg ansvar for å disiplinere de som ikke gjør noe, eller i det minste å gi elevene best mulig sjans til å gjøre det bra på eksamen. </text:span></text:span></text:p>
        </text:list-item>
        <text:list-item>
          <text:p text:style-name="P17"><text:span text:style-name="Strong_20_Emphasis"><text:span text:style-name="T19">Overfloden involvert i å kun kunne se hva en elev gjør av gangen (en flytende autoritet) som en helhet må forståes som tilknyttet Internett og det digitale læringsmiljøet. En slik modulering/ordning erstatter disiplinen involvert i å lære sjangerne og de ’felles kulturelle rammene’ knyttet til papir kunnskap. </text:span></text:span></text:p>
        </text:list-item>
        <text:list-item>
          <text:p text:style-name="P18"><text:soft-page-break/><text:span text:style-name="Strong_20_Emphasis"><text:span text:style-name="T20">Verdisettingen av teknologien som noe som griper inn i læringen kan forståes som en naturliggjøring av læring som en måte å løse et problem på: knyttet til disse materialitetens semotiske verdi som generaliserende. </text:span></text:span></text:p>
        </text:list-item>
      </text:list>
      <text:p text:style-name="P5"><text:span text:style-name="Strong_20_Emphasis"><text:span text:style-name="T20"/></text:span></text:p>
      <text:p text:style-name="P6"><text:span text:style-name="Strong_20_Emphasis"><text:span text:style-name="T31">*</text:span></text:span><text:span text:style-name="Strong_20_Emphasis"><text:span text:style-name="T32">Brukeren var et monster: i relasjon med en deamon </text:span></text:span><text:span text:style-name="Strong_20_Emphasis"><text:span text:style-name="T33">(bakgrunnliggende prosesser på computeren som oppdaterer og ’svarer’ automatisk innenfor nettverk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nb" fo:country="NO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nb" fo:country="NO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宋体" style:font-family-asian="宋体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宋体" style:font-family-asian="宋体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_31_DUO_5f_Overskrift" style:display-name="1DUO_Overskrift" style:family="paragraph" style:parent-style-name="Standard" style:default-outline-level="1" style:list-style-name="">
      <style:paragraph-properties fo:margin-left="0in" fo:margin-right="0in" fo:text-indent="0in" style:auto-text-indent="false" fo:break-before="page"/>
      <style:text-properties style:font-name="Arial" fo:font-family="Arial" style:font-family-generic="roman" style:font-pitch="variable" fo:font-size="24pt" fo:font-weight="bold" style:font-size-asian="24pt" style:font-weight-asian="bold" style:font-size-complex="24pt"/>
    </style:style>
    <style:style style:name="Brodtekst" style:family="paragraph" style:parent-style-name="Standard" style:default-outline-level="">
      <style:paragraph-properties fo:margin-top="0in" fo:margin-bottom="0.1665in" loext:contextual-spacing="false" fo:line-height="150%"/>
    </style:style>
    <style:style style:name="_32_DUO_5f_Overskrift" style:display-name="2DUO_Overskrift" style:family="paragraph" style:parent-style-name="Standard" style:next-style-name="Brodtekst" style:default-outline-level="2" style:list-style-name="">
      <style:paragraph-properties fo:margin-left="0in" fo:margin-right="0in" fo:margin-top="0.3335in" fo:margin-bottom="0.139in" loext:contextual-spacing="false" fo:text-indent="0in" style:auto-text-indent="false"/>
      <style:text-properties style:font-name="Arial" fo:font-family="Arial" style:font-family-generic="roman" style:font-pitch="variable" fo:font-size="18pt" fo:font-weight="bold" style:font-size-asian="18pt" style:font-weight-asian="bold" style:font-size-complex="18pt"/>
    </style:style>
    <style:style style:name="_33_DUO_5f_Overskrift" style:display-name="3DUO_Overskrift" style:family="paragraph" style:parent-style-name="Standard" style:next-style-name="Brodtekst" style:default-outline-level="3" style:list-style-name="">
      <style:paragraph-properties fo:margin-left="0in" fo:margin-right="0in" fo:margin-top="0.3335in" fo:margin-bottom="0.139in" loext:contextual-spacing="false" fo:text-indent="0in" style:auto-text-indent="false"/>
      <style:text-properties style:font-name="Arial" fo:font-family="Arial" style:font-family-generic="roman" style:font-pitch="variable" fo:font-size="14pt" fo:font-weight="bold" style:font-size-asian="14pt" style:font-weight-asian="bold" style:font-size-complex="14pt"/>
    </style:style>
    <style:style style:name="_34_DUO_5f_Overskrift" style:display-name="4DUO_Overskrift" style:family="paragraph" style:parent-style-name="Standard" style:next-style-name="Brodtekst" style:default-outline-level="">
      <style:paragraph-properties fo:margin-top="0.3335in" fo:margin-bottom="0.139in" loext:contextual-spacing="false"/>
      <style:text-properties style:font-name="Arial" fo:font-family="Arial" style:font-family-generic="roman" style:font-pitch="variable" fo:font-weight="bold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Uten_20_nr._20_DUO" style:display-name="Uten nr. DUO" style:family="paragraph" style:parent-style-name="Standard" style:next-style-name="Brodtekst" style:default-outline-level="1" style:list-style-name="">
      <style:paragraph-properties fo:break-before="page"/>
      <style:text-properties fo:font-size="24pt" fo:font-weight="bold" style:font-size-asian="24pt" style:font-weight-asian="bold" style:font-size-complex="24pt"/>
    </style:style>
    <style:style style:name="Uten_20_nr._20_etter_20_kap1" style:display-name="Uten nr. etter kap1" style:family="paragraph" style:parent-style-name="Standard" style:next-style-name="Brodtekst" style:default-outline-level="1" style:list-style-name="">
      <style:paragraph-properties fo:break-before="page"/>
      <style:text-properties fo:font-size="24pt" fo:font-weight="bold" style:font-size-asian="24pt" style:font-weight-asian="bold" style:font-size-complex="24pt"/>
    </style:style>
    <style:style style:name="Sitat" style:family="paragraph" style:parent-style-name="Standard" style:next-style-name="Brodtekst" style:default-outline-level="">
      <style:paragraph-properties fo:margin-left="0in" fo:margin-right="0in" fo:text-indent="0.4917in" style:auto-text-indent="false"/>
      <style:text-properties fo:font-style="italic" style:font-style-asian="italic"/>
    </style:style>
    <style:style style:name="Figur" style:family="paragraph" style:parent-style-name="Standard" style:next-style-name="Brodtekst" style:default-outline-level="">
      <style:text-properties fo:font-size="10pt" style:font-size-asian="10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margin-top="0in" fo:margin-bottom="0.0693in" loext:contextual-spacing="false" fo:text-indent="0in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in" fo:margin-bottom="0in" loext:contextual-spacing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margin-top="0in" fo:margin-bottom="0.0693in" loext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rside_20_-_20_Tittel" style:display-name="Forside - Tittel" style:family="paragraph" style:parent-style-name="Standard" style:next-style-name="Brodtekst" style:default-outline-level="">
      <style:paragraph-properties fo:margin-left="0.3937in" fo:margin-right="0.3937in" fo:margin-top="0in" fo:margin-bottom="0in" loext:contextual-spacing="false" fo:line-height="100%" fo:text-indent="0in" style:auto-text-indent="false"/>
      <style:text-properties style:font-name="Arial" fo:font-family="Arial" style:font-family-generic="roman" style:font-pitch="variable" fo:font-size="24pt" style:font-size-asian="24pt" style:font-name-complex="Arial1" style:font-family-complex="Arial" style:font-family-generic-complex="system" style:font-pitch-complex="variable" style:font-size-complex="24pt"/>
    </style:style>
    <style:style style:name="Forside_20_-_20_Undertittel" style:display-name="Forside - Undertittel" style:family="paragraph" style:parent-style-name="Standard" style:next-style-name="Brodtekst" style:default-outline-level="">
      <style:paragraph-properties fo:margin-left="0.3937in" fo:margin-right="0.3937in" fo:margin-top="0in" fo:margin-bottom="0in" loext:contextual-spacing="false" fo:line-height="100%" fo:text-indent="0in" style:auto-text-indent="false"/>
      <style:text-properties style:font-name="Arial" fo:font-family="Arial" style:font-family-generic="roman" style:font-pitch="variable" fo:font-size="20pt" fo:font-style="italic" style:font-size-asian="20pt" style:font-style-asian="italic" style:font-name-complex="Arial1" style:font-family-complex="Arial" style:font-family-generic-complex="system" style:font-pitch-complex="variable" style:font-size-complex="20pt"/>
    </style:style>
    <style:style style:name="Forside_20_-_20_Forfatter_20_og_20_oppgave" style:display-name="Forside - Forfatter og oppgave" style:family="paragraph" style:parent-style-name="Standard" style:next-style-name="Brodtekst" style:default-outline-level="">
      <style:paragraph-properties fo:margin-left="0.3937in" fo:margin-right="0.3937in" fo:margin-top="0in" fo:margin-bottom="0in" loext:contextual-spacing="false" fo:line-height="100%" fo:text-indent="0in" style:auto-text-indent="false"/>
      <style:text-properties style:font-name="Arial" fo:font-family="Arial" style:font-family-generic="roman" style:font-pitch="variable" fo:font-size="16pt" style:font-size-asian="16pt" style:font-name-complex="Arial1" style:font-family-complex="Arial" style:font-family-generic-complex="system" style:font-pitch-complex="variable" style:font-size-complex="16pt"/>
    </style:style>
    <style:style style:name="Forside_20_-_20_dato" style:display-name="Forside - dato" style:family="paragraph" style:parent-style-name="Standard" style:next-style-name="Brodtekst" style:default-outline-level="">
      <style:paragraph-properties fo:margin-left="0.3937in" fo:margin-right="0.3937in" fo:margin-top="0in" fo:margin-bottom="0in" loext:contextual-spacing="false" fo:line-height="100%" fo:text-indent="0in" style:auto-text-indent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6pt"/>
    </style:style>
    <style:style style:name="Default_20_Paragraph_20_Font" style:display-name="Default Paragraph Font" style:family="text"/>
    <style:style style:name="_31_DUO_5f_Overskrift_20_Char" style:display-name="1DUO_Overskrift Char" style:family="text" style:parent-style-name="Default_20_Paragraph_20_Font">
      <style:text-properties style:font-name="Arial" fo:font-family="Arial" style:font-family-generic="roman" style:font-pitch="variable" fo:font-size="24pt" fo:font-weight="bold" style:font-size-asian="24pt" style:font-weight-asian="bold" style:font-size-complex="24pt"/>
    </style:style>
    <style:style style:name="Brodtekst_20_Char" style:display-name="Brodtekst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_32_DUO_5f_Overskrift_20_Char" style:display-name="2DUO_Overskrift Char" style:family="text" style:parent-style-name="Default_20_Paragraph_20_Font">
      <style:text-properties style:font-name="Arial" fo:font-family="Arial" style:font-family-generic="roman" style:font-pitch="variable" fo:font-size="18pt" fo:font-weight="bold" style:font-size-asian="18pt" style:font-weight-asian="bold" style:font-size-complex="18pt"/>
    </style:style>
    <style:style style:name="_33_DUO_5f_Overskrift_20_Char" style:display-name="3DUO_Overskrift Char" style:family="text" style:parent-style-name="Default_20_Paragraph_20_Font">
      <style:text-properties style:font-name="Arial" fo:font-family="Arial" style:font-family-generic="roman" style:font-pitch="variable" fo:font-size="14pt" fo:font-weight="bold" style:font-size-asian="14pt" style:font-weight-asian="bold" style:font-size-complex="14pt"/>
    </style:style>
    <style:style style:name="_34_DUO_5f_Overskrift_20_Char" style:display-name="4DUO_Overskrift Char" style:family="text" style:parent-style-name="Default_20_Paragraph_20_Font"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Uten_20_nr._20_DUO_20_Char" style:display-name="Uten nr. DUO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font-size-asian="24pt" style:font-weight-asian="bold" style:font-size-complex="24pt"/>
    </style:style>
    <style:style style:name="Uten_20_nr._20_etter_20_kap1_20_Char" style:display-name="Uten nr. etter kap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font-size-asian="24pt" style:font-weight-asian="bold" style:font-size-complex="24pt"/>
    </style:style>
    <style:style style:name="Sitat_20_Char" style:display-name="Sitat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/>
    </style:style>
    <style:style style:name="Figur_20_Char" style:display-name="Figur Char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宋体" style:font-family-asian="宋体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size="12pt" fo:font-weight="bold" style:font-name-asian="宋体" style:font-family-asian="宋体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rside_20_-_20_Tittel_20_Char" style:display-name="Forside - Tittel Char" style:family="text" style:parent-style-name="Default_20_Paragraph_20_Font">
      <style:text-properties style:font-name="Arial" fo:font-family="Arial" style:font-family-generic="roman" style:font-pitch="variable" fo:font-size="24pt" style:font-size-asian="24pt" style:font-name-complex="Arial1" style:font-family-complex="Arial" style:font-family-generic-complex="system" style:font-pitch-complex="variable" style:font-size-complex="24pt"/>
    </style:style>
    <style:style style:name="Forside_20_-_20_Undertittel_20_Char" style:display-name="Forside - Undertittel Char" style:family="text" style:parent-style-name="Default_20_Paragraph_20_Font">
      <style:text-properties style:font-name="Arial" fo:font-family="Arial" style:font-family-generic="roman" style:font-pitch="variable" fo:font-size="20pt" fo:font-style="italic" style:font-size-asian="20pt" style:font-style-asian="italic" style:font-name-complex="Arial1" style:font-family-complex="Arial" style:font-family-generic-complex="system" style:font-pitch-complex="variable" style:font-size-complex="20pt"/>
    </style:style>
    <style:style style:name="Forside_20_-_20_Forfatter_20_og_20_oppgave_20_Char" style:display-name="Forside - Forfatter og oppgave Char" style:family="text" style:parent-style-name="Default_20_Paragraph_20_Font">
      <style:text-properties style:font-name="Arial" fo:font-family="Arial" style:font-family-generic="roman" style:font-pitch="variable" fo:font-size="16pt" style:font-size-asian="16pt" style:font-name-complex="Arial1" style:font-family-complex="Arial" style:font-family-generic-complex="system" style:font-pitch-complex="variable" style:font-size-complex="16pt"/>
    </style:style>
    <style:style style:name="Forside_20_-_20_dato_20_Char" style:display-name="Forside - dato Char" style:family="text" style:parent-style-name="Default_20_Paragraph_20_Fon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6pt"/>
    </style:style>
    <style:style style:name="ListLabel_20_1" style:display-name="ListLabel 1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1">
        <style:list-level-properties text:list-level-position-and-space-mode="label-alignment">
          <style:list-level-label-alignment text:label-followed-by="listtab" fo:margin-left="0.4957in"/>
        </style:list-level-properties>
      </text:list-level-style-number>
      <text:list-level-style-number text:level="3" style:num-prefix="1.1." style:num-format="1">
        <style:list-level-properties text:list-level-position-and-space-mode="label-alignment">
          <style:list-level-label-alignment text:label-followed-by="listtab" fo:margin-left="0.7437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9917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1.239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1.487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1.735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1.98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2.2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prefix="1.1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1">
        <style:list-level-properties text:list-level-position-and-space-mode="label-alignment">
          <style:list-level-label-alignment text:label-followed-by="listtab" fo:margin-left="0.4957in"/>
        </style:list-level-properties>
      </text:list-level-style-number>
      <text:list-level-style-number text:level="3" style:num-prefix="1.1." style:num-format="1">
        <style:list-level-properties text:list-level-position-and-space-mode="label-alignment">
          <style:list-level-label-alignment text:label-followed-by="listtab" fo:margin-left="0.7437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9917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1.239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1.487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1.735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1.98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2.2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suffix=".1.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suffix=".1.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suffix=".1.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suffix=".1.1" style:num-format="">
        <style:list-level-properties text:list-level-position-and-space-mode="label-alignment">
          <style:list-level-label-alignment text:label-followed-by="listtab" text:list-tab-stop-position="0.248in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suffix=".1.1" style:num-format="">
        <style:list-level-properties text:list-level-position-and-space-mode="label-alignment">
          <style:list-level-label-alignment text:label-followed-by="listtab" text:list-tab-stop-position="0.248in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suffix=".1.1" style:num-format="">
        <style:list-level-properties text:list-level-position-and-space-mode="label-alignment">
          <style:list-level-label-alignment text:label-followed-by="listtab" text:list-tab-stop-position="0.248in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suffix=".1.1" style:num-format="">
        <style:list-level-properties text:list-level-position-and-space-mode="label-alignment">
          <style:list-level-label-alignment text:label-followed-by="listtab" text:list-tab-stop-position="0.248in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prefix="1." style:num-format="1">
        <style:list-level-properties text:list-level-position-and-space-mode="label-alignment">
          <style:list-level-label-alignment text:label-followed-by="listtab" fo:text-indent="-0.25in" fo:margin-left="0.74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248in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248in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248in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nb" fo:country="NO"/>
    </style:style>
    <style:style style:name="MP2" style:family="paragraph" style:parent-style-name="Footer">
      <style:text-properties fo:language="nb" fo:country="NO"/>
    </style:style>
    <style:page-layout style:name="Mpm1">
      <style:page-layout-properties fo:page-width="8.2681in" fo:page-height="11.6929in" style:num-format="I" style:print-orientation="portrait" fo:margin-top="1.1028in" fo:margin-bottom="0.4925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I" style:print-orientation="portrait" fo:margin-top="1.1028in" fo:margin-bottom="0.9846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.1028in" fo:margin-bottom="0.4925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III</text:page-number></text:p>
        <text:p text:style-name="MP2"/>
      </style:footer>
      <style:footer-left>
        <text:p text:style-name="MP2"><text:page-number text:select-page="current">II</text:page-number></text:p>
        <text:p text:style-name="MP2"/>
      </style:footer-left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1"><text:page-number text:select-page="current">0</text:page-number></text:p>
        <text:p text:style-name="MP2"/>
      </style:footer>
      <style:footer-left>
        <text:p text:style-name="MP2"><text:page-number text:select-page="current">0</text:page-number></text:p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de Ruben Nilsen</meta:initial-creator>
    <meta:editing-cycles>24</meta:editing-cycles>
    <meta:print-date>2009-03-06T08:41:00</meta:print-date>
    <meta:creation-date>2012-08-21T07:27:00</meta:creation-date>
    <dc:date>2019-01-04T10:24:14.369852366</dc:date>
    <meta:editing-duration>PT15H47M21S</meta:editing-duration>
    <meta:generator>LibreOffice/6.0.7.3$Linux_X86_64 LibreOffice_project/00m0$Build-3</meta:generator>
    <meta:document-statistic meta:table-count="0" meta:image-count="0" meta:object-count="0" meta:page-count="3" meta:paragraph-count="21" meta:word-count="751" meta:character-count="4656" meta:non-whitespace-character-count="3927"/>
    <meta:user-defined meta:name="AppVersion">14.0000</meta:user-defined>
    <meta:user-defined meta:name="Company">Universitetet i Oslo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ZOTERO_PREF_1" meta:value-type="string">&lt;data data-version="3" zotero-version="5.0.53"&gt;&lt;session id="8agoBh4o"/&gt;&lt;style id="http://www.zotero.org/styles/apa" locale="nb-NO" hasBibliography="1" bibliographyStyleHasBeenSet="0"/&gt;&lt;prefs&gt;&lt;pref name="fieldType" value="ReferenceMark"/&gt;&lt;pref name="automa</meta:user-defined>
    <meta:user-defined meta:name="ZOTERO_PREF_2" meta:value-type="string">ticJournalAbbreviations" value="true"/&gt;&lt;/prefs&gt;&lt;/data&gt;</meta:user-defined>
    <meta:template xlink:type="simple" xlink:actuate="onRequest" xlink:title="8882A100.dotm" xlink:href=""/>
  </office:meta>
</office:document-meta>
</file>